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Lohit Devanagari1" svg:font-family="'Lohit Devanagari'"/>
    <style:font-face style:name="Calibri" svg:font-family="Calibri" style:font-family-generic="roman" style:font-pitch="variable"/>
    <style:font-face style:name="Sans Serif Collection" svg:font-family="'Sans Serif Collectio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 Collection1" svg:font-family="'Sans Serif Collectio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rsid="000d7a86" officeooo:paragraph-rsid="000d7a86"/>
    </style:style>
    <style:style style:name="P3" style:family="paragraph" style:parent-style-name="List_20_Paragraph" style:list-style-name="WWNum1">
      <style:text-properties officeooo:rsid="000e2fda" officeooo:paragraph-rsid="000e2fda"/>
    </style:style>
    <style:style style:name="P4" style:family="paragraph" style:parent-style-name="Standard">
      <style:text-properties style:font-name="Sans Serif Collection" style:font-name-complex="Sans Serif Collection1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Sans Serif Collection" style:font-name-complex="Sans Serif Collection1"/>
    </style:style>
    <style:style style:name="T2" style:family="text">
      <style:text-properties style:font-name="Sans Serif Collection" officeooo:rsid="000d7a86" style:font-name-complex="Sans Serif Collection1"/>
    </style:style>
    <style:style style:name="T3" style:family="text">
      <style:text-properties style:font-name="Sans Serif Collection" officeooo:rsid="000e2fda" style:font-name-complex="Sans Serif Collection1"/>
    </style:style>
    <style:style style:name="T4" style:family="text">
      <style:text-properties style:font-name="Calibri" style:font-name-complex="Calibri1"/>
    </style:style>
    <style:style style:name="T5" style:family="text">
      <style:text-properties fo:font-variant="normal" fo:text-transform="none" fo:color="#000000" style:font-name="Sans Serif Collection" fo:font-size="9pt" fo:letter-spacing="normal" fo:font-style="normal" fo:font-weight="normal" style:font-name-complex="Sans Serif Collectio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markedcontent"><text:span text:style-name="T1">Brugsm</text:span></text:span><text:span text:style-name="markedcontent"><text:span text:style-name="T4">ø</text:span></text:span><text:span text:style-name="markedcontent"><text:span text:style-name="T1">nstre : Undersøg indtægt af forestilling</text:span></text:span></text:p>
      <text:p text:style-name="Standard"><text:span text:style-name="T1">Prim</text:span><text:span text:style-name="T4">æ</text:span><text:span text:style-name="T1">r akt</text:span><text:span text:style-name="T4">ø</text:span><text:span text:style-name="T1">r: </text:span><text:span text:style-name="T2">Biograf Ejer</text:span></text:p>
      <text:p text:style-name="Standard"><text:span text:style-name="T1">Kundens m</text:span><text:span text:style-name="T4">å</text:span><text:span text:style-name="T1">l/hensigter: </text:span><text:span text:style-name="T2">Få et overblik over hvor meget en forestilling har haft i indtægter</text:span></text:p>
      <text:p text:style-name="P4"><text:span text:style-name="T1"/></text:p>
      <text:p text:style-name="Standard"><text:span text:style-name="T1">Pre-condition: </text:span><text:span text:style-name="T2">En forestilling er oprettet</text:span></text:p>
      <text:p text:style-name="Standard"><text:span text:style-name="T1">Post-condition: ...</text:span></text:p>
      <text:p text:style-name="P4"/>
      <text:p text:style-name="Standard"><text:span text:style-name="T1">Basisforl</text:span><text:span text:style-name="T4">ø</text:span><text:span text:style-name="T1">b (happy path):</text:span></text:p>
      <text:list xml:id="list3127115618" text:style-name="WWNum1">
        <text:list-item>
          <text:p text:style-name="P2"><text:span text:style-name="T1">Biograf ejeren vælger </text:span><text:span text:style-name="T3">en forestilling</text:span></text:p>
        </text:list-item>
        <text:list-item>
          <text:p text:style-name="P3"><text:span text:style-name="T1">Den samlede antal billetindtægter bliver returneret</text:span></text:p>
          <text:p text:style-name="P1"><text:span text:style-name="T1"/></text:p>
        </text:list-item>
      </text:list>
      <text:p text:style-name="Standard"><text:span text:style-name="markedcontent"><text:span text:style-name="T1">Extensions/udvidelser eller alternative forl</text:span></text:span><text:span text:style-name="markedcontent"><text:span text:style-name="T4">ø</text:span></text:span><text:span text:style-name="markedcontent"><text:span text:style-name="T1">b:</text:span></text:span></text:p>
      <text:p text:style-name="Standard"><text:span text:style-name="T1">[…]</text:span></text:p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Lohit Devanagari1" svg:font-family="'Lohit Devanagari'"/>
    <style:font-face style:name="Calibri" svg:font-family="Calibri" style:font-family-generic="roman" style:font-pitch="variable"/>
    <style:font-face style:name="Sans Serif Collection" svg:font-family="'Sans Serif Collectio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 Serif Collection1" svg:font-family="'Sans Serif Collecti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markedconten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benkjer</meta:initial-creator>
    <meta:editing-cycles>2</meta:editing-cycles>
    <meta:creation-date>2023-03-21T16:39:00</meta:creation-date>
    <dc:date>2024-04-12T14:51:31.324367910</dc:date>
    <meta:editing-duration>PT4M24S</meta:editing-duration>
    <meta:generator>LibreOffice/6.4.7.2$Linux_X86_64 LibreOffice_project/40$Build-2</meta:generator>
    <meta:document-statistic meta:table-count="0" meta:image-count="0" meta:object-count="0" meta:page-count="1" meta:paragraph-count="10" meta:word-count="52" meta:character-count="391" meta:non-whitespace-character-count="3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